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0.022" calcext:value-type="float">
            <text:p>0.022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01" calcext:value-type="float">
            <text:p>-0.01</text:p>
          </table:table-cell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/>
          <table:table-cell office:value-type="float" office:value="-0.024" calcext:value-type="float">
            <text:p>-0.024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-0.037" calcext:value-type="float">
            <text:p>-0.037</text:p>
          </table:table-cell>
        </table:table-row>
        <table:table-row table:style-name="ro1">
          <table:table-cell/>
          <table:table-cell office:value-type="float" office:value="0.022" calcext:value-type="float">
            <text:p>0.022</text:p>
          </table:table-cell>
          <table:table-cell/>
          <table:table-cell office:value-type="float" office:value="-0.033" calcext:value-type="float">
            <text:p>-0.033</text:p>
          </table:table-cell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/>
          <table:table-cell office:value-type="float" office:value="-0.037" calcext:value-type="float">
            <text:p>-0.0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017" calcext:value-type="float">
            <text:p>-0.017</text:p>
          </table:table-cell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/>
          <table:table-cell office:value-type="float" office:value="-0.008" calcext:value-type="float">
            <text:p>-0.008</text:p>
          </table:table-cell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/>
          <table:table-cell office:value-type="float" office:value="-0.006" calcext:value-type="float">
            <text:p>-0.0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/>
          <table:table-cell office:value-type="float" office:value="-0.032" calcext:value-type="float">
            <text:p>-0.032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/>
          <table:table-cell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037" calcext:value-type="float">
            <text:p>-0.03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 table:number-rows-repeated="46"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2:34:23.737056701</meta:creation-date>
    <dc:date>2022-04-13T20:36:41.662312137</dc:date>
    <meta:editing-duration>PT7H31M6S</meta:editing-duration>
    <meta:editing-cycles>1</meta:editing-cycles>
    <meta:document-statistic meta:table-count="2" meta:cell-count="108" meta:object-count="0"/>
    <meta:generator>LibreOffice/6.4.7.2$Linux_X86_64 LibreOffice_project/40$Build-2</meta:generator>
  </office:meta>
</office:document-meta>
</file>